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5566" officeooo:paragraph-rsid="00185566"/>
    </style:style>
    <style:style style:name="P2" style:family="paragraph" style:parent-style-name="Standard">
      <style:text-properties officeooo:rsid="00185566" officeooo:paragraph-rsid="001a2aa0"/>
    </style:style>
    <style:style style:name="P3" style:family="paragraph" style:parent-style-name="Standard">
      <style:text-properties officeooo:rsid="001a2408" officeooo:paragraph-rsid="001a2408"/>
    </style:style>
    <style:style style:name="P4" style:family="paragraph" style:parent-style-name="Standard">
      <style:text-properties officeooo:rsid="001a2408" officeooo:paragraph-rsid="001a2aa0"/>
    </style:style>
    <style:style style:name="P5" style:family="paragraph" style:parent-style-name="Standard">
      <style:text-properties fo:font-weight="bold" officeooo:rsid="001a2408" officeooo:paragraph-rsid="001a2408" style:font-weight-asian="bold" style:font-weight-complex="bold"/>
    </style:style>
    <style:style style:name="P6" style:family="paragraph" style:parent-style-name="Standard">
      <style:text-properties fo:font-weight="bold" officeooo:rsid="001c537a" officeooo:paragraph-rsid="001c537a" style:font-weight-asian="bold" style:font-weight-complex="bold"/>
    </style:style>
    <style:style style:name="P7" style:family="paragraph" style:parent-style-name="Standard">
      <style:text-properties fo:font-weight="bold" officeooo:rsid="001b6d5d" officeooo:paragraph-rsid="001b6d5d" style:font-weight-asian="bold" style:font-weight-complex="bold"/>
    </style:style>
    <style:style style:name="P8" style:family="paragraph" style:parent-style-name="Standard">
      <style:text-properties officeooo:rsid="001b6d5d" officeooo:paragraph-rsid="001b6d5d"/>
    </style:style>
    <style:style style:name="P9" style:family="paragraph" style:parent-style-name="Standard">
      <style:text-properties officeooo:rsid="001c537a" officeooo:paragraph-rsid="001c537a"/>
    </style:style>
    <style:style style:name="P10" style:family="paragraph" style:parent-style-name="Standard">
      <style:text-properties fo:font-weight="normal" officeooo:rsid="001c537a" officeooo:paragraph-rsid="001c537a" style:font-weight-asian="normal" style:font-weight-complex="normal"/>
    </style:style>
    <style:style style:name="P11" style:family="paragraph" style:parent-style-name="Standard">
      <style:text-properties officeooo:rsid="00185566" officeooo:paragraph-rsid="001b6d5d"/>
    </style:style>
    <style:style style:name="P12" style:family="paragraph" style:parent-style-name="Standard" style:list-style-name="L1">
      <style:text-properties officeooo:rsid="00185566" officeooo:paragraph-rsid="001b6d5d"/>
    </style:style>
    <style:style style:name="P13" style:family="paragraph" style:parent-style-name="Standard">
      <style:text-properties officeooo:rsid="00185566" officeooo:paragraph-rsid="00185566"/>
    </style:style>
    <style:style style:name="P14" style:family="paragraph" style:parent-style-name="Standard">
      <style:text-properties officeooo:rsid="00185566" officeooo:paragraph-rsid="00215722"/>
    </style:style>
    <style:style style:name="P15" style:family="paragraph" style:parent-style-name="Standard">
      <style:text-properties officeooo:rsid="00185566" officeooo:paragraph-rsid="0026bae1"/>
    </style:style>
    <style:style style:name="P16" style:family="paragraph" style:parent-style-name="Standard">
      <style:text-properties officeooo:rsid="00185566" officeooo:paragraph-rsid="00276194"/>
    </style:style>
    <style:style style:name="P17" style:family="paragraph" style:parent-style-name="Standard">
      <style:text-properties officeooo:rsid="00185566" officeooo:paragraph-rsid="00277ce6"/>
    </style:style>
    <style:style style:name="P18" style:family="paragraph" style:parent-style-name="Standard">
      <style:text-properties officeooo:rsid="00185566" officeooo:paragraph-rsid="001a2408"/>
    </style:style>
    <style:style style:name="P19" style:family="paragraph" style:parent-style-name="Standard">
      <style:text-properties officeooo:rsid="00185566" officeooo:paragraph-rsid="0021e80f"/>
    </style:style>
    <style:style style:name="P20" style:family="paragraph" style:parent-style-name="Standard">
      <style:text-properties officeooo:rsid="00185566" officeooo:paragraph-rsid="0032e04a"/>
    </style:style>
    <style:style style:name="P21" style:family="paragraph" style:parent-style-name="Standard" style:list-style-name="L1">
      <style:text-properties officeooo:rsid="001b6d5d" officeooo:paragraph-rsid="001b6d5d"/>
    </style:style>
    <style:style style:name="P22" style:family="paragraph" style:parent-style-name="Standard" style:list-style-name="L2">
      <style:text-properties officeooo:rsid="001b6d5d" officeooo:paragraph-rsid="001e2471"/>
    </style:style>
    <style:style style:name="P23" style:family="paragraph" style:parent-style-name="Standard" style:list-style-name="L2">
      <style:text-properties officeooo:rsid="001c537a" officeooo:paragraph-rsid="001c537a"/>
    </style:style>
    <style:style style:name="P24" style:family="paragraph" style:parent-style-name="Standard" style:list-style-name="L2">
      <style:text-properties officeooo:rsid="001c91b0" officeooo:paragraph-rsid="001c91b0"/>
    </style:style>
    <style:style style:name="P25" style:family="paragraph" style:parent-style-name="Standard" style:list-style-name="L2">
      <style:text-properties officeooo:rsid="001e2471" officeooo:paragraph-rsid="001e2471"/>
    </style:style>
    <style:style style:name="P26" style:family="paragraph" style:parent-style-name="Standard">
      <style:text-properties officeooo:rsid="001fa299" officeooo:paragraph-rsid="00276194"/>
    </style:style>
    <style:style style:name="P27" style:family="paragraph" style:parent-style-name="Standard">
      <style:text-properties fo:font-style="italic" officeooo:rsid="001fa299" officeooo:paragraph-rsid="00276194" style:font-style-asian="italic" style:font-style-complex="italic"/>
    </style:style>
    <style:style style:name="P28" style:family="paragraph" style:parent-style-name="Standard">
      <style:text-properties fo:font-style="italic" officeooo:rsid="00277ce6" officeooo:paragraph-rsid="00293b28" style:font-style-asian="italic" style:font-style-complex="italic"/>
    </style:style>
    <style:style style:name="P29" style:family="paragraph" style:parent-style-name="Standard">
      <style:text-properties officeooo:rsid="0020139a" officeooo:paragraph-rsid="0020139a"/>
    </style:style>
    <style:style style:name="P30" style:family="paragraph" style:parent-style-name="Standard">
      <style:text-properties officeooo:rsid="0020139a" officeooo:paragraph-rsid="0031b350"/>
    </style:style>
    <style:style style:name="P31" style:family="paragraph" style:parent-style-name="Standard">
      <style:text-properties fo:font-weight="bold" officeooo:rsid="0020139a" officeooo:paragraph-rsid="0020139a" style:font-weight-asian="bold" style:font-weight-complex="bold"/>
    </style:style>
    <style:style style:name="P32" style:family="paragraph" style:parent-style-name="Standard">
      <style:text-properties fo:font-weight="bold" officeooo:rsid="0020139a" officeooo:paragraph-rsid="0031b350" style:font-weight-asian="bold" style:font-weight-complex="bold"/>
    </style:style>
    <style:style style:name="P33" style:family="paragraph" style:parent-style-name="Standard">
      <style:text-properties fo:font-weight="bold" officeooo:rsid="0021e80f" officeooo:paragraph-rsid="0021e80f" style:font-weight-asian="bold" style:font-weight-complex="bold"/>
    </style:style>
    <style:style style:name="P34" style:family="paragraph" style:parent-style-name="Standard">
      <style:text-properties fo:font-weight="bold" officeooo:rsid="0021e80f" officeooo:paragraph-rsid="0031b350" style:font-weight-asian="bold" style:font-weight-complex="bold"/>
    </style:style>
    <style:style style:name="P35" style:family="paragraph" style:parent-style-name="Standard">
      <style:text-properties fo:font-weight="bold" officeooo:rsid="00185566" officeooo:paragraph-rsid="00185566" style:font-weight-asian="bold" style:font-weight-complex="bold"/>
    </style:style>
    <style:style style:name="P36" style:family="paragraph" style:parent-style-name="Standard">
      <style:text-properties fo:font-weight="bold" officeooo:rsid="002de8ba" officeooo:paragraph-rsid="002de8ba" style:font-weight-asian="bold" style:font-weight-complex="bold"/>
    </style:style>
    <style:style style:name="P37" style:family="paragraph" style:parent-style-name="Standard">
      <style:text-properties fo:font-weight="bold" officeooo:rsid="001a2408" officeooo:paragraph-rsid="001a2408" style:font-weight-asian="bold" style:font-weight-complex="bold"/>
    </style:style>
    <style:style style:name="P38" style:family="paragraph" style:parent-style-name="Standard">
      <style:text-properties officeooo:rsid="0021e80f" officeooo:paragraph-rsid="00185566"/>
    </style:style>
    <style:style style:name="P39" style:family="paragraph" style:parent-style-name="Standard">
      <style:text-properties fo:font-style="normal" fo:font-weight="bold" officeooo:rsid="0021e80f" officeooo:paragraph-rsid="0032e04a" style:font-style-asian="normal" style:font-weight-asian="bold" style:font-style-complex="normal" style:font-weight-complex="bold"/>
    </style:style>
    <style:style style:name="P40" style:family="paragraph" style:parent-style-name="Standard">
      <style:text-properties officeooo:paragraph-rsid="0021e80f"/>
    </style:style>
    <style:style style:name="P41" style:family="paragraph" style:parent-style-name="Standard">
      <style:text-properties fo:font-weight="normal" officeooo:rsid="00223597" officeooo:paragraph-rsid="00223597" style:font-weight-asian="normal" style:font-weight-complex="normal"/>
    </style:style>
    <style:style style:name="P42" style:family="paragraph" style:parent-style-name="Standard">
      <style:text-properties fo:font-weight="normal" officeooo:rsid="002426d7" officeooo:paragraph-rsid="002426d7" style:font-weight-asian="normal" style:font-weight-complex="normal"/>
    </style:style>
    <style:style style:name="P43" style:family="paragraph" style:parent-style-name="Standard">
      <style:text-properties fo:font-weight="normal" officeooo:rsid="0026bae1" officeooo:paragraph-rsid="0026bae1" style:font-weight-asian="normal" style:font-weight-complex="normal"/>
    </style:style>
    <style:style style:name="P44" style:family="paragraph" style:parent-style-name="Standard">
      <style:text-properties officeooo:rsid="0026bae1" officeooo:paragraph-rsid="0026bae1"/>
    </style:style>
    <style:style style:name="P45" style:family="paragraph" style:parent-style-name="Standard">
      <style:text-properties style:font-name="Courier New" officeooo:rsid="00185566" officeooo:paragraph-rsid="0026bae1"/>
    </style:style>
    <style:style style:name="P46" style:family="paragraph" style:parent-style-name="Standard">
      <style:text-properties officeooo:rsid="00276194" officeooo:paragraph-rsid="00293b28"/>
    </style:style>
    <style:style style:name="P47" style:family="paragraph" style:parent-style-name="Standard">
      <style:text-properties officeooo:rsid="00276194" officeooo:paragraph-rsid="002bf213"/>
    </style:style>
    <style:style style:name="P48" style:family="paragraph" style:parent-style-name="Standard">
      <style:text-properties officeooo:rsid="00277ce6" officeooo:paragraph-rsid="00293b28"/>
    </style:style>
    <style:style style:name="P49" style:family="paragraph" style:parent-style-name="Standard">
      <style:text-properties officeooo:rsid="0027c85e" officeooo:paragraph-rsid="00293b28"/>
    </style:style>
    <style:style style:name="P50" style:family="paragraph" style:parent-style-name="Standard">
      <style:text-properties officeooo:rsid="00293b28" officeooo:paragraph-rsid="00293b28"/>
    </style:style>
    <style:style style:name="P51" style:family="paragraph" style:parent-style-name="Standard">
      <style:text-properties officeooo:rsid="00293b28" officeooo:paragraph-rsid="002ae206"/>
    </style:style>
    <style:style style:name="P52" style:family="paragraph" style:parent-style-name="Standard">
      <style:text-properties style:text-underline-style="solid" style:text-underline-width="auto" style:text-underline-color="font-color" officeooo:rsid="00276194" officeooo:paragraph-rsid="002bf213"/>
    </style:style>
    <style:style style:name="P53" style:family="paragraph" style:parent-style-name="Standard">
      <style:text-properties officeooo:rsid="002bf213" officeooo:paragraph-rsid="002bf213"/>
    </style:style>
    <style:style style:name="P54" style:family="paragraph" style:parent-style-name="Standard">
      <style:text-properties officeooo:rsid="002bf213" officeooo:paragraph-rsid="002fe994"/>
    </style:style>
    <style:style style:name="P55" style:family="paragraph" style:parent-style-name="Standard">
      <style:text-properties officeooo:rsid="002d930c" officeooo:paragraph-rsid="002d930c"/>
    </style:style>
    <style:style style:name="P56" style:family="paragraph" style:parent-style-name="Standard">
      <style:text-properties officeooo:rsid="002eca5b" officeooo:paragraph-rsid="002eca5b"/>
    </style:style>
    <style:style style:name="P57" style:family="paragraph" style:parent-style-name="Standard">
      <style:text-properties officeooo:rsid="002eca5b" officeooo:paragraph-rsid="002fe994"/>
    </style:style>
    <style:style style:name="P58" style:family="paragraph" style:parent-style-name="Standard">
      <style:text-properties officeooo:rsid="002fe994" officeooo:paragraph-rsid="002fe994"/>
    </style:style>
    <style:style style:name="P59" style:family="paragraph" style:parent-style-name="Standard">
      <style:text-properties officeooo:paragraph-rsid="0032e04a"/>
    </style:style>
    <style:style style:name="P60" style:family="paragraph" style:parent-style-name="Standard">
      <style:text-properties officeooo:rsid="00340e3a" officeooo:paragraph-rsid="00340e3a"/>
    </style:style>
    <style:style style:name="P61" style:family="paragraph" style:parent-style-name="Table_20_Contents">
      <style:text-properties officeooo:rsid="00223597" officeooo:paragraph-rsid="00223597"/>
    </style:style>
    <style:style style:name="P62" style:family="paragraph" style:parent-style-name="Table_20_Contents">
      <style:text-properties fo:font-weight="bold" officeooo:rsid="00223597" officeooo:paragraph-rsid="00223597" style:font-weight-asian="bold" style:font-weight-complex="bold"/>
    </style:style>
    <style:style style:name="P63" style:family="paragraph" style:parent-style-name="Table_20_Contents">
      <style:text-properties officeooo:rsid="00231c61" officeooo:paragraph-rsid="00231c61"/>
    </style:style>
    <style:style style:name="P64" style:family="paragraph" style:parent-style-name="Table_20_Contents">
      <style:text-properties officeooo:rsid="002426d7" officeooo:paragraph-rsid="002426d7"/>
    </style:style>
    <style:style style:name="T1" style:family="text">
      <style:text-properties officeooo:rsid="00185566"/>
    </style:style>
    <style:style style:name="T2" style:family="text">
      <style:text-properties fo:font-style="italic" style:font-style-asian="italic" style:font-style-complex="italic"/>
    </style:style>
    <style:style style:name="T3" style:family="text">
      <style:text-properties officeooo:rsid="001a2aa0"/>
    </style:style>
    <style:style style:name="T4" style:family="text">
      <style:text-properties officeooo:rsid="001fa299"/>
    </style:style>
    <style:style style:name="T5" style:family="text">
      <style:text-properties fo:font-style="normal" style:font-style-asian="normal" style:font-style-complex="normal"/>
    </style:style>
    <style:style style:name="T6" style:family="text">
      <style:text-properties fo:font-style="normal" officeooo:rsid="00276194" style:font-style-asian="normal" style:font-style-complex="normal"/>
    </style:style>
    <style:style style:name="T7" style:family="text">
      <style:text-properties fo:font-style="normal" officeooo:rsid="00277ce6" style:font-style-asian="normal" style:font-style-complex="normal"/>
    </style:style>
    <style:style style:name="T8" style:family="text">
      <style:text-properties fo:font-style="normal" officeooo:rsid="00293b28" style:font-style-asian="normal" style:font-style-complex="normal"/>
    </style:style>
    <style:style style:name="T9" style:family="text">
      <style:text-properties fo:font-style="normal" officeooo:rsid="002ae206" style:font-style-asian="normal" style:font-style-complex="normal"/>
    </style:style>
    <style:style style:name="T10" style:family="text">
      <style:text-properties fo:font-style="normal" fo:font-weight="normal" officeooo:rsid="0021e80f" style:font-style-asian="normal" style:font-weight-asian="normal" style:font-style-complex="normal" style:font-weight-complex="normal"/>
    </style:style>
    <style:style style:name="T11" style:family="text">
      <style:text-properties officeooo:rsid="0021e80f"/>
    </style:style>
    <style:style style:name="T12" style:family="text">
      <style:text-properties officeooo:rsid="00223597"/>
    </style:style>
    <style:style style:name="T13" style:family="text">
      <style:text-properties officeooo:rsid="0026bae1"/>
    </style:style>
    <style:style style:name="T14" style:family="text">
      <style:text-properties officeooo:rsid="00293b28"/>
    </style:style>
    <style:style style:name="T15" style:family="text">
      <style:text-properties officeooo:rsid="002ae206"/>
    </style:style>
    <style:style style:name="T16" style:family="text">
      <style:text-properties officeooo:rsid="002bf213"/>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93b28"/>
    </style:style>
    <style:style style:name="T19" style:family="text">
      <style:text-properties officeooo:rsid="002eca5b"/>
    </style:style>
    <style:style style:name="T20" style:family="text">
      <style:text-properties officeooo:rsid="002fe994"/>
    </style:style>
    <style:style style:name="T21" style:family="text">
      <style:text-properties officeooo:rsid="0032e0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llgemein</text:p>
      <text:p text:style-name="P35"/>
      <text:p text:style-name="P43">Diese Dokument beschreibt den generellen Aufbau eines Gleisbildstellwerkes mittels Computerprogramm.</text:p>
      <text:p text:style-name="P1"/>
      <text:p text:style-name="P5">Symbol</text:p>
      <text:p text:style-name="P15">Ein Symbol ist ein quadratisches Element welches acht <text:span text:style-name="T3">möglichen Verbindungspunkte</text:span> hat.</text:p>
      <text:p text:style-name="P15">Die <text:span text:style-name="T3">Verbindungspunkte (innere Zahlen: Bit-Nummer, äußeren Zahlen: Bit-Wert) sind wie nachfolgend angegeben definiert:</text:span></text:p>
      <text:p text:style-name="P15"/>
      <text:p text:style-name="P45">128 <text:s text:c="4"/>1 <text:s text:c="5"/>2</text:p>
      <text:p text:style-name="P45"><text:s text:c="2"/>\ <text:s text:c="4"/>| <text:s text:c="3"/>/</text:p>
      <text:p text:style-name="P45"><text:s text:c="4"/>7 <text:s text:c="2"/>0 <text:s text:c="2"/>1</text:p>
      <text:p text:style-name="P45"/>
      <text:p text:style-name="P45">64- 6 <text:s text:c="6"/>2 - 4</text:p>
      <text:p text:style-name="P45"/>
      <text:p text:style-name="P45"><text:s text:c="4"/>5 <text:s text:c="2"/>4 <text:s text:c="2"/>3</text:p>
      <text:p text:style-name="P45"><text:s text:c="2"/>/ <text:s text:c="4"/>| <text:s text:c="4"/>\</text:p>
      <text:p text:style-name="P45">32 <text:s text:c="5"/>16 <text:s text:c="5"/>8</text:p>
      <text:p text:style-name="P15"/>
      <text:p text:style-name="P15"/>
      <text:p text:style-name="P45">enum Direction {</text:p>
      <text:p text:style-name="P45"><text:s text:c="4"/>UNSET <text:s text:c="7"/>= 0,</text:p>
      <text:p text:style-name="P45"><text:s text:c="4"/>TOP <text:s text:c="9"/>= 1,</text:p>
      <text:p text:style-name="P45"><text:s text:c="4"/>TOP_RIGHT <text:s text:c="3"/>= 2,</text:p>
      <text:p text:style-name="P45"><text:s text:c="4"/>RIGHT <text:s text:c="7"/>= 4,</text:p>
      <text:p text:style-name="P45"><text:s text:c="4"/>BOTTOM_RIGHT = 8,</text:p>
      <text:p text:style-name="P45"/>
      <text:p text:style-name="P45"><text:s text:c="4"/>BOTTOM <text:s text:c="6"/>= 16,</text:p>
      <text:p text:style-name="P45"><text:s text:c="4"/>BOTTOM_LEFT <text:s/>= 32,</text:p>
      <text:p text:style-name="P45"><text:s text:c="4"/>LEFT <text:s text:c="8"/>= 64,</text:p>
      <text:p text:style-name="P45"><text:s text:c="4"/>TOP_LEFT <text:s text:c="4"/>= 128</text:p>
      <text:p text:style-name="P45">};</text:p>
      <text:p text:style-name="P45"/>
      <text:p text:style-name="P15">Von den Verbindungspunkten eines Symbols sind mindestens 1 und maximal 4 <text:span text:style-name="T13">g</text:span>esetzt. <text:s/></text:p>
      <text:p text:style-name="P55"/>
      <text:p text:style-name="P2">Die <text:span text:style-name="T4">Anzahl der belegten</text:span> <text:span text:style-name="T3">Verbindungspunkte</text:span> beschreiben das Symbol und dessen Eigenschaften.</text:p>
      <text:p text:style-name="P2"><text:tab/>Ein besetzte<text:span text:style-name="T3">r</text:span> <text:span text:style-name="T3">Verbindungspunkt</text:span>: <text:tab/>Prellbock bzw. Gleisende</text:p>
      <text:p text:style-name="P2"><text:s text:c="12"/>Zwei besetzt<text:span text:style-name="T3">e</text:span> <text:span text:style-name="T3">Verbindungspunkte</text:span>: <text:tab/><text:span text:style-name="T4">G</text:span>rades oder gebogenes Gleisende</text:p>
      <text:p text:style-name="P2"><text:s text:c="12"/>Drei besetzt<text:span text:style-name="T3">e</text:span> <text:span text:style-name="T3">Verbindungspunkte</text:span>: <text:tab/><text:span text:style-name="T19">einfache </text:span>Weiche<text:bookmark-start text:name="__DdeLink__216_727822155"/><text:bookmark-end text:name="__DdeLink__216_727822155"/></text:p>
      <text:p text:style-name="P14"><text:s text:c="12"/>Vier besetzt<text:span text:style-name="T3">e</text:span> <text:span text:style-name="T3">Verbindungspunkte</text:span>: <text:tab/>Dreiweg<text:span text:style-name="T4">s-</text:span>, Kreuzung<text:span text:style-name="T4">sweiche, Kreuzung</text:span></text:p>
      <text:p text:style-name="P1"/>
      <text:p text:style-name="P45"/>
      <text:p text:style-name="P2"><text:span text:style-name="T2">Beispiel</text:span>: <text:tab/>Ein Symbol bei welchem die <text:span text:style-name="T3">Verbindungspunkte</text:span> 6 und 2 (LEFT und RIGHT) besetzt <text:tab/><text:tab/>sind weißt den <text:span text:style-name="T3">Bit-</text:span>Wert 68 auf und beschreibt somit ein gerades, waagerechtes Gleis.</text:p>
      <text:p text:style-name="P2"><text:tab/><text:tab/></text:p>
      <text:p text:style-name="P2"><text:tab/><text:tab/>Ein Symbol bei welchem die <text:bookmark-start text:name="__DdeLink__9_1915872851"/><text:span text:style-name="T3">Verbindungspunkte</text:span><text:bookmark-end text:name="__DdeLink__9_1915872851"/> 6, 2 und 1 (LEFT, RIGHT und <text:tab/><text:tab/><text:tab/>TOP_RIGHT) besetzt sind weißt den <text:span text:style-name="T3">Bit-</text:span>Wert 70 auf und beschreibt somit eine nach <text:tab/><text:tab/>links abzweigende Weiche.</text:p>
      <text:p text:style-name="P1"/>
      <text:p text:style-name="P17"/>
      <text:p text:style-name="P44">Ein gültiges Symbol muss ferner folgende Eigenschaften aufweisen:</text:p>
      <text:p text:style-name="P46"><text:span text:style-name="T17">Bei zwei Verbindungspunkten</text:span>:</text:p>
      <text:p text:style-name="P46"><text:soft-page-break/></text:p>
      <text:p text:style-name="P46">Verbindungspunkte <text:span text:style-name="T4">müssen mindestens 3 Bit auseinander liegen.</text:span></text:p>
      <text:p text:style-name="P26"/>
      <text:p text:style-name="P27">Beispiel: <text:span text:style-name="T5"><text:tab/></text:span><text:span text:style-name="T6">Symbole mit dem Wert 96 (BOTTOM_LEFT, LEFT) oder 80 (LEFT, BOTTOM) <text:tab/><text:tab/>sind ungültig.</text:span></text:p>
      <text:p text:style-name="P16"/>
      <text:p text:style-name="P48">Dabei wird <text:span text:style-name="T15">das Gleis</text:span> als gerade bezeichnet wenn es zwei gesetzt Verbindungspunkte aufweist und der komplementäre Verbindungspunkt gesetzt ist <text:span text:style-name="T14">und als gebogen wenn es zwei Verbindungspunkte aufweist und nicht der </text:span>komplementäre Verbindungspunkt gesetzt ist.</text:p>
      <text:p text:style-name="P48"/>
      <text:p text:style-name="P28">Beispiel:<text:tab/><text:span text:style-name="T5">Symbol mit dem Wert 34 (BOTTOM_LEFT, TOP_RIGHT) ist ein gerades </text:span><text:span text:style-name="T8">Gleis</text:span></text:p>
      <text:p text:style-name="P49"><text:span text:style-name="T7"><text:tab/><text:tab/>Symbol mit dem Wert 3</text:span><text:span text:style-name="T5">6</text:span><text:span text:style-name="T7"> (BOTTOM_LEFT, RIGHT) ist ein ge</text:span><text:span text:style-name="T5">bogenes</text:span><text:span text:style-name="T7"> </text:span><text:span text:style-name="T8">Gleis</text:span></text:p>
      <text:p text:style-name="P1"/>
      <text:p text:style-name="P46"><text:span text:style-name="T17">Bei </text:span><text:span text:style-name="T18">drei</text:span><text:span text:style-name="T17"> Verbindungspunkten</text:span>:</text:p>
      <text:p text:style-name="P46"/>
      <text:p text:style-name="P50">Das Symbol setzt sich aus einem geraden und einem gebogenen Gleis zusammen wobei beide mindestens einen gemeinsamen Verbindungspunkt aufweisen.</text:p>
      <text:p text:style-name="P50"/>
      <text:p text:style-name="P50"><text:span text:style-name="T2">Beispiel:</text:span><text:tab/>Symbol mit dem Wert 38 (<text:span text:style-name="T7">BOTTOM_LEFT, TOP_RIGHT, RIGHT</text:span><text:span text:style-name="T5">) ist eine Weiche</text:span></text:p>
      <text:p text:style-name="P50"><text:span text:style-name="T5"/></text:p>
      <text:p text:style-name="P51"><text:span text:style-name="T9">Dabei wird die </text:span><text:span text:style-name="T5">Weiche </text:span><text:span text:style-name="T9">als rechte Weiche bezeichnet wenn von gemeinsamen Verbindungspunkt des geraden und gebogenen Gleis das gebogene Gleis nach rechts zeigt. Als linke Weiche wird sie bezeichnet wenn von gemeinsamen Verbindungspunkt des geraden und gebogenen Gleis das gebogene Gleis nach links zeigt.</text:span></text:p>
      <text:p text:style-name="P1"/>
      <text:p text:style-name="P51"><text:span text:style-name="T2">Beispiel:</text:span><text:tab/>Symbol mit dem Wert 38 (<text:span text:style-name="T7">BOTTOM_LEFT, TOP_RIGHT, RIGHT</text:span><text:span text:style-name="T5">) ist eine </text:span><text:span text:style-name="T9">rechte </text:span></text:p>
      <text:p text:style-name="P51"><text:span text:style-name="T9"><text:tab/><text:tab/></text:span><text:span text:style-name="T5">Weiche.</text:span></text:p>
      <text:p text:style-name="P51"><text:tab/><text:tab/>Symbol mit dem Wert 3<text:span text:style-name="T15">5</text:span> (<text:span text:style-name="T7">BOTTOM_LEFT, TOP_RIGHT, </text:span><text:span text:style-name="T9">TOP</text:span><text:span text:style-name="T5">) ist eine </text:span><text:span text:style-name="T9">linke </text:span></text:p>
      <text:p text:style-name="P51"><text:span text:style-name="T9"><text:tab/><text:tab/></text:span><text:span text:style-name="T5">Weiche.</text:span></text:p>
      <text:p text:style-name="P51"><text:span text:style-name="T5"/></text:p>
      <text:p text:style-name="P1"/>
      <text:p text:style-name="P52">Bei <text:span text:style-name="T16">vier</text:span> Verbindungspunkten:</text:p>
      <text:p text:style-name="P47"/>
      <text:p text:style-name="P54">Das Symbol setzt sich entweder aus zwei verschiedenen, geraden Gleisen (Kreuzung) oder einem geraden Gleis mit zwei gebogenen Gleisen von dem alle Gleise einen gemeinsamen Verbindungspunkt aufweisen (Dreiwegweiche), zusammen. <text:span text:style-name="T20">Sind bei einer Kreuzung die geraden Gleise um 2 Bit verschoben handelt es sich um einen </text:span></text:p>
      <text:p text:style-name="P54"/>
      <text:p text:style-name="P53"/>
      <text:p text:style-name="P53">Beispiel:<text:tab/>Symbol mit dem Wert 78 (LEFT, RIGHT, <text:s/><text:span text:style-name="T7">TOP_RI</text:span><text:span text:style-name="T5">GHT, BOTTOM_RIGHT) ist eine <text:tab/><text:tab/>Dreiwegweiche</text:span></text:p>
      <text:p text:style-name="P1"/>
      <text:p text:style-name="P1"/>
      <text:p text:style-name="P36">Schaltsymbole</text:p>
      <text:p text:style-name="P1"/>
      <text:p text:style-name="P57">Symbole mit <text:span text:style-name="T20">3</text:span> Verbindungspunkten <text:span text:style-name="T20">müssen einem Antrieb zugewiesen werden.</text:span></text:p>
      <text:p text:style-name="P58">Handel es sich bei einem Symbol mit 4 Verbindungspunkten um eine Kreuzung können diesem Symbol 2 Antriebe zugewiesen werden (Kreuzungsweiche)</text:p>
      <text:p text:style-name="P57"><text:s/>werden als Schaltsymbole bezeichnet</text:p>
      <text:p text:style-name="P56"/>
      <text:p text:style-name="P1"/>
      <text:p text:style-name="P39"/>
      <text:p text:style-name="P39"><text:soft-page-break/></text:p>
      <text:p text:style-name="P39">Grundstellung</text:p>
      <text:p text:style-name="P59"><text:span text:style-name="T10">Für jede Weiche ist eine Grundstellung anzugeben. </text:span><text:bookmark text:name="top"/>Im Regelfall ist die Grundstellung der Weichen so definiert, da<text:span text:style-name="T11">ss</text:span> ein Fahrweg samt Flankenschutz für die durchgehenden Hauptgleise vorliegt und sich die anderen Weichen in einer sinnvollen, oft genutzten Lage befinden. <text:span text:style-name="T11">(siehe </text:span><text:a xlink:type="simple" xlink:href="http://www.stellwerke.de/grund/seite1_2.html" text:style-name="Internet_20_link" text:visited-style-name="Visited_20_Internet_20_Link"><text:span text:style-name="T11">http://www.stellwerke.de/grund/seite1_2.html</text:span></text:a><text:span text:style-name="T11">)</text:span></text:p>
      <text:p text:style-name="P20"/>
      <text:p text:style-name="P38"/>
      <text:p text:style-name="P33"><text:span text:style-name="T12">Schaltvorgang </text:span>Weichenantrieb</text:p>
      <text:p text:style-name="P41">Bei einem Weichenantrieb </text:p>
      <table:table table:name="Table2" table:style-name="Table2">
        <table:table-column table:style-name="Table2.A" table:number-columns-repeated="2"/>
        <table:table-row>
          <table:table-cell table:style-name="Table2.A1" office:value-type="string">
            <text:p text:style-name="P64">Stellung</text:p>
          </table:table-cell>
          <table:table-cell table:style-name="Table2.B1" office:value-type="string">
            <text:p text:style-name="P64">Antrieb</text:p>
          </table:table-cell>
        </table:table-row>
        <table:table-row>
          <table:table-cell table:style-name="Table2.A2" office:value-type="string">
            <text:p text:style-name="P64">0</text:p>
          </table:table-cell>
          <table:table-cell table:style-name="Table2.B2" office:value-type="string">
            <text:p text:style-name="P64">Gerade</text:p>
          </table:table-cell>
        </table:table-row>
        <table:table-row>
          <table:table-cell table:style-name="Table2.A2" office:value-type="string">
            <text:p text:style-name="P64">1</text:p>
          </table:table-cell>
          <table:table-cell table:style-name="Table2.B2" office:value-type="string">
            <text:p text:style-name="P64">Rund</text:p>
          </table:table-cell>
        </table:table-row>
      </table:table>
      <text:p text:style-name="P41"/>
      <text:p text:style-name="P41"/>
      <text:p text:style-name="P42">Bei zwei Weichenantriebe</text:p>
      <table:table table:name="Table1" table:style-name="Table1">
        <table:table-column table:style-name="Table1.A" table:number-columns-repeated="3"/>
        <table:table-row>
          <table:table-cell table:style-name="Table1.A1" office:value-type="string">
            <text:p text:style-name="P62">Stellung</text:p>
          </table:table-cell>
          <table:table-cell table:style-name="Table1.A1" office:value-type="string">
            <text:p text:style-name="P62">Antrieb 1</text:p>
          </table:table-cell>
          <table:table-cell table:style-name="Table1.C1" office:value-type="string">
            <text:p text:style-name="P62">Antrieb 2</text:p>
          </table:table-cell>
        </table:table-row>
        <table:table-row>
          <table:table-cell table:style-name="Table1.A2" office:value-type="string">
            <text:p text:style-name="P61">0</text:p>
          </table:table-cell>
          <table:table-cell table:style-name="Table1.A2" office:value-type="string">
            <text:p text:style-name="P63"><text:bookmark-start text:name="__DdeLink__219_727822155"/>Gerade<text:bookmark-end text:name="__DdeLink__219_727822155"/></text:p>
          </table:table-cell>
          <table:table-cell table:style-name="Table1.C2" office:value-type="string">
            <text:p text:style-name="P63">Gerade</text:p>
          </table:table-cell>
        </table:table-row>
        <table:table-row>
          <table:table-cell table:style-name="Table1.A2" office:value-type="string">
            <text:p text:style-name="P61">1</text:p>
          </table:table-cell>
          <table:table-cell table:style-name="Table1.A2" office:value-type="string">
            <text:p text:style-name="P63">Rund</text:p>
          </table:table-cell>
          <table:table-cell table:style-name="Table1.C2" office:value-type="string">
            <text:p text:style-name="P63">Gerade</text:p>
          </table:table-cell>
        </table:table-row>
        <table:table-row>
          <table:table-cell table:style-name="Table1.A2" office:value-type="string">
            <text:p text:style-name="P61">2</text:p>
          </table:table-cell>
          <table:table-cell table:style-name="Table1.A2" office:value-type="string">
            <text:p text:style-name="P63">Rund</text:p>
          </table:table-cell>
          <table:table-cell table:style-name="Table1.C2" office:value-type="string">
            <text:p text:style-name="P63">Rund</text:p>
          </table:table-cell>
        </table:table-row>
        <table:table-row>
          <table:table-cell table:style-name="Table1.A2" office:value-type="string">
            <text:p text:style-name="P61">3</text:p>
          </table:table-cell>
          <table:table-cell table:style-name="Table1.A2" office:value-type="string">
            <text:p text:style-name="P63">Gerade</text:p>
          </table:table-cell>
          <table:table-cell table:style-name="Table1.C2" office:value-type="string">
            <text:p text:style-name="P63">Rund</text:p>
          </table:table-cell>
        </table:table-row>
      </table:table>
      <text:p text:style-name="P41"/>
      <text:p text:style-name="P1"/>
      <text:p text:style-name="P1"/>
      <text:p text:style-name="P1"/>
      <text:p text:style-name="P19"/>
      <text:p text:style-name="P5"/>
      <text:p text:style-name="P32">Überlage<text:span text:style-name="T21">rte</text:span> Symbole</text:p>
      <text:p text:style-name="P60">Bahnübergang</text:p>
      <text:p text:style-name="P60">Signale</text:p>
      <text:p text:style-name="P60"/>
      <text:p text:style-name="P30"/>
      <text:p text:style-name="P30"/>
      <text:p text:style-name="P32">Fahrstrassensymbole</text:p>
      <text:p text:style-name="P34"/>
      <text:p text:style-name="P5"/>
      <text:p text:style-name="P5">Gleisplan</text:p>
      <text:p text:style-name="P1"/>
      <text:p text:style-name="P11">Ein Gleisplan setzt sich aus Symbolen zusammen. Ein Gleisplan ist valide wenn: </text:p>
      <text:list xml:id="list3474205003692000689" text:style-name="L1">
        <text:list-item>
          <text:p text:style-name="P12">sich die in ihm befindlichen Symbole keine offenen Verbindungspunkte mehr aufweisen.</text:p>
        </text:list-item>
        <text:list-item>
          <text:p text:style-name="P21">Einen geschlossen Gleisplan ergeben. D.h. alle Symbole über die Verbindungspunkte miteinander verbunden sind.</text:p>
        </text:list-item>
      </text:list>
      <text:p text:style-name="P1"/>
      <text:p text:style-name="P8">Jede Menge von geraden und gebogenen Symbolen die unmittelbar mit <text:span text:style-name="T1">Verbindungspunkte</text:span>n verbunden sind werden als Abschnitt bezeichnet. Jeder Abschnitt beinhalten mindestens einen Block. Jeder Abschnitt ist über Weichen mit weiteren Abschnitten verbunden oder endet mit einem Prellbock.</text:p>
      <text:p text:style-name="P8"/>
      <text:p text:style-name="P8"/>
      <text:p text:style-name="P7"><text:soft-page-break/>Block</text:p>
      <text:p text:style-name="P8"/>
      <text:p text:style-name="P9">Jeder Block beinhaltet: </text:p>
      <text:list xml:id="list3057667787493243460" text:style-name="L2">
        <text:list-item>
          <text:p text:style-name="P23">eine Rückmeldung, die angibt, ob sich ein Zug im Block befindet.</text:p>
        </text:list-item>
        <text:list-item>
          <text:p text:style-name="P24">einen Kontakt, der Auslöst, sobald ein Zug drüberfährt. Dieser veranlasst ggf. das Abbremsen des Zuges wenn der darauffolgende Block belegt ist.</text:p>
        </text:list-item>
        <text:list-item>
          <text:p text:style-name="P22">maximal einen Zug.</text:p>
        </text:list-item>
        <text:list-item>
          <text:p text:style-name="P25">einen vorhergehenden und einen nachfolgenden Block. Außer der Block endet mit einem Prellbock. Vorhergehender und nachfolgender Block können ggf. durch Weichenstellung varieiren.</text:p>
        </text:list-item>
        <text:list-item>
          <text:p text:style-name="P25">Ein Signal welches die Weiterfahrt in den nachfolgenden Block ermöglicht.</text:p>
        </text:list-item>
      </text:list>
      <text:p text:style-name="P9"/>
      <text:p text:style-name="P8"/>
      <text:p text:style-name="P8"/>
      <text:p text:style-name="P8"/>
      <text:p text:style-name="P8"/>
      <text:p text:style-name="P8"/>
      <text:p text:style-name="P8"/>
      <text:p text:style-name="P6">Links</text:p>
      <text:p text:style-name="P9"><text:a xlink:type="simple" xlink:href="http://www.stellwerke.de/grund/seite1_n.html" text:style-name="Internet_20_link" text:visited-style-name="Visited_20_Internet_20_Link"/></text:p>
      <text:p text:style-name="P9"><text:a xlink:type="simple" xlink:href="http://www.stellwerke.de/grund/seite1_n.html" text:style-name="Internet_20_link" text:visited-style-name="Visited_20_Internet_20_Link">http://www.stellwerke.de/grund/seite1_n.html</text:a></text:p>
      <text:p text:style-name="P9"/>
      <text:p text:style-name="P8"/>
      <text:p text:style-name="P6">Todo</text:p>
      <text:p text:style-name="P10"/>
      <text:p text:style-name="P10">Berücksichtigung von Drehscheibe und Schiebebühn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22:30:51.583753456</meta:creation-date>
    <dc:date>2018-10-15T00:03:09.122207287</dc:date>
    <meta:editing-duration>PT2H10M23S</meta:editing-duration>
    <meta:editing-cycles>24</meta:editing-cycles>
    <meta:generator>LibreOffice/5.1.6.2$Linux_X86_64 LibreOffice_project/10m0$Build-2</meta:generator>
    <meta:document-statistic meta:table-count="2" meta:image-count="0" meta:object-count="0" meta:page-count="4" meta:paragraph-count="100" meta:word-count="717" meta:character-count="5266" meta:non-whitespace-character-count="4438"/>
  </office:meta>
</office:document-meta>
</file>